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Linux Libertine G" svg:font-family="'Linux Libertine G'" style:font-pitch="variable"/>
    <style:font-face style:name="Magyar Linux Libertine G" svg:font-family="'Magyar Linux Libertine G'" style:font-adornments="Általáno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Általános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8.5cm" style:type="center"/>
          <style:tab-stop style:position="19.032cm" style:type="right"/>
        </style:tab-stops>
      </style:paragraph-properties>
    </style:style>
    <style:style style:name="P2" style:family="paragraph" style:parent-style-name="Lehetőségek">
      <style:text-properties style:font-name="Liberation Sans1"/>
    </style:style>
    <style:style style:name="P3" style:family="paragraph" style:parent-style-name="Lehetőségek">
      <style:text-properties style:font-name="Liberation Sans1" style:font-name-asian="Times New Roman1" style:font-name-complex="Times New Roman1"/>
    </style:style>
    <style:style style:name="P4" style:family="paragraph" style:parent-style-name="Lehetőségek">
      <style:text-properties style:font-name="Times New Roman1" style:font-name-asian="Times New Roman1" style:font-name-complex="Times New Roman1"/>
    </style:style>
    <style:style style:name="P5" style:family="paragraph" style:parent-style-name="Tabulátoros">
      <style:text-properties style:font-name="Linux Libertine G"/>
    </style:style>
    <style:style style:name="P6" style:family="paragraph" style:parent-style-name="Tabulátoros">
      <style:text-properties style:font-name="Linux Libertine G" style:font-name-asian="Times New Roman1" style:font-name-complex="Times New Roman1"/>
    </style:style>
    <style:style style:name="P7" style:family="paragraph" style:parent-style-name="Kérdések">
      <style:text-properties style:font-name="DejaVu Sans1"/>
    </style:style>
    <style:style style:name="P8" style:family="paragraph" style:parent-style-name="Kérdések">
      <style:text-properties style:font-name="DejaVu Sans1" style:font-name-asian="Times New Roman1" style:font-name-complex="Times New Roman1"/>
    </style:style>
    <style:style style:name="P9" style:family="paragraph" style:parent-style-name="Kérdések">
      <style:text-properties style:font-name="Liberation Sans1" style:font-name-asian="Times New Roman1" style:font-name-complex="Times New Roman1"/>
    </style:style>
    <style:style style:name="P10" style:family="paragraph" style:parent-style-name="Kérdések">
      <style:text-properties style:font-name="Linux Libertine G" style:font-name-asian="Times New Roman1" style:font-name-complex="Times New Roman1"/>
    </style:style>
    <style:style style:name="P11" style:family="paragraph" style:parent-style-name="Tabulátoros">
      <style:paragraph-properties fo:padding="0cm" fo:border="none" style:shadow="none" style:join-border="false"/>
      <style:text-properties style:font-name="Linux Libertine G" style:font-name-asian="Times New Roman1" style:font-name-complex="Times New Roman1"/>
    </style:style>
    <style:style style:name="P12" style:family="paragraph" style:parent-style-name="Standard">
      <style:text-properties style:font-name="Liberation Sans1" style:font-name-asian="Times New Roman1" style:font-name-complex="Times New Roman1"/>
    </style:style>
    <style:style style:name="P13" style:family="paragraph" style:parent-style-name="Kérdések">
      <style:paragraph-properties fo:break-before="page"/>
      <style:text-properties style:font-name="Liberation Sans1" style:font-name-asian="Times New Roman1" style:font-name-complex="Times New Roman1"/>
    </style:style>
    <style:style style:name="P14" style:family="paragraph" style:parent-style-name="Tabulátoros">
      <style:paragraph-properties fo:padding-left="0cm" fo:padding-right="0cm" fo:padding-top="0.3cm" fo:padding-bottom="0cm" fo:border-left="none" fo:border-right="none" fo:border-top="0.99pt solid #000000" fo:border-bottom="none" style:shadow="none" style:join-border="false"/>
      <style:text-properties style:font-name="Linux Libertine G" style:font-name-asian="Times New Roman1" style:font-name-complex="Times New Roman1"/>
    </style:style>
    <style:style style:name="P1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6" style:family="paragraph" style:parent-style-name="Tabulátoros">
      <style:text-properties style:font-name="Linux Libertine G"/>
    </style:style>
    <style:style style:name="P17" style:family="paragraph" style:parent-style-name="Tabulátoros">
      <style:text-properties style:font-name="Linux Libertine G" officeooo:paragraph-rsid="00067216"/>
    </style:style>
    <style:style style:name="T1" style:family="text">
      <style:text-properties style:text-underline-style="none"/>
    </style:style>
    <style:style style:name="T2" style:family="text">
      <style:text-properties style:font-name-asian="Times New Roman1" style:font-name-complex="Times New Roman1"/>
    </style:style>
    <style:style style:name="T3" style:family="text">
      <style:text-properties style:font-name="Liberation Sans1"/>
    </style:style>
    <style:style style:name="T4" style:family="text">
      <style:text-properties style:font-name="Liberation Sans1" style:font-name-asian="Times New Roman1" style:font-name-complex="Times New Roman1"/>
    </style:style>
    <style:style style:name="T5" style:family="text">
      <style:text-properties officeooo:rsid="00039fd0"/>
    </style:style>
    <style:style style:name="T6" style:family="text">
      <style:text-properties officeooo:rsid="0004d85d"/>
    </style:style>
    <style:style style:name="T7" style:family="text">
      <style:text-properties officeooo:rsid="00067216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67216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title>Mozilla QUIZ</text:title></text:p>
      <text:p text:style-name="P15">Néhol több helyes válasz is lehetséges</text:p>
      <text:p text:style-name="Kérdések">Mi a WebMaker? </text:p>
      <text:p text:style-name="Lehetőségek">□ A legnépszerűbb internetes szakácskönyv az Egyesült Államokban.<text:line-break/>□ Egy olyan eszközök, projektek és közösségek összessége, amelyek célja a felnövő generáció tanítása, mely révén a fiatalok megismerhetik és felhasználhatják korunk korszerű webes építőköveit.<text:line-break/>□ Web alapú ablakkezelő rendszer.</text:p>
      <text:p text:style-name="Kérdések">Mi a Firefox végfelhasználói tesztelésre szánt csatornájának neve?</text:p>
      <text:p text:style-name="P2"><text:span text:style-name="T2">□ Taifun</text:span><text:tab/><text:span text:style-name="T2">□ Aurora</text:span><text:tab/><text:span text:style-name="T2">□ Monster</text:span></text:p>
      <text:p text:style-name="Kérdések">Mi a WebAPI? </text:p>
      <text:p text:style-name="Lehetőségek"><text:span text:style-name="T4">□ </text:span>Olyan JavaScript alkalmazás programozói interfész, amellyel elérhetők a mobiltelefonok és más hardverelemek speciális eszközei, mint például a GPS, telefonkönyv, gyorsulásérzékelő.<text:line-break/><text:span text:style-name="T4">□ </text:span>Egy felügyeleti rendszer, amely segítségével weben keresztül nyomon követhető az idős családtag egészségi állapota. Probléma esetén a rendszer automatikusan értesíti a mentőket.<text:line-break/><text:span text:style-name="T4">□ </text:span>Az internetre kötött számítógépek felhő alapú hálózata, amely segítségével könnyedén meg tudják határozni a PI következő tizedesjegyét.</text:p>
      <text:p text:style-name="P8">Milyen tulajdonsággal rendelkeznek a szabad szoftverek?</text:p>
      <text:p text:style-name="Lehetőségek">□ Tetszőleges célra történő szabad felhasználás.<text:line-break/>□ A szabad tanulmányozhatóság és igény szerinti módosíthatóság, aminek előfeltétele a forráskódhoz való hozzáférhetőség.<text:line-break/>□ A másolatok szabad terjeszthetősége, segítve ezzel ismerőseinket.<text:line-break/>□ A szabad továbbfejleszthetőség, és az eredmény szabad közzététele a közösség javára.</text:p>
      <text:p text:style-name="P9">Mi a neve a Firefox kiterjesztett támogatású verziójának, amely 42 hétig kap hibajavításokat és biztonsági frissítéseket. 42 hetente jelenik meg új verzió. </text:p>
      <text:p text:style-name="Lehetőségek"><text:span text:style-name="T4">□ </text:span>Firefox, mert ez minden Firefox verzióra igaz. <text:line-break/><text:span text:style-name="T4">□ </text:span>Firefox OS, azaz Operative Support.<text:line-break/><text:span text:style-name="T4">□ </text:span>Firefox ESR.</text:p>
      <text:p text:style-name="Kérdések">Mi az a Sync?</text:p>
      <text:p text:style-name="Lehetőségek"><text:span text:style-name="T4">□ A</text:span> Firefox és a SeaMonkey szinkronizációs eljárása, amellyel gépek és telefonok között oszthatók meg a könyvjelzők, előzmények, beállítások űrlapadatok és jelszavak.<text:line-break/><text:span text:style-name="T4">□ A videó kép és hang szinkronizálására alkalmas szoftver.<text:line-break/>□ Egy betegség, amely az internet-függőséget okozza.</text:span></text:p>
      <text:p text:style-name="P9">Mi a kódneve a Mobil Firefox alapjaitól újraírt verziójának?</text:p>
      <text:p text:style-name="P3">□ NativeUI Fennec, mert az új verzió az Android natív felhasználói felületét használja.<text:line-break/>□ Firehorse, mert ez lesz az új jelképe a böngészőnek.<text:line-break/>□ Lightning, mert olyan gyors, mint a villám.</text:p>
      <text:p text:style-name="Kérdések"><text:soft-page-break/>Mennyi kiterjesztés érhető el a Mozilla Firefoxhoz?</text:p>
      <text:p text:style-name="Lehetőségek">□ legalább tízezer<text:tab/>□ körülbelül ezer<text:tab/>□ kicsit több, mint száz</text:p>
      <text:p text:style-name="P8">A Mozilla projekt olyan emberek globális közössége, akik úgy vélik, hogy …</text:p>
      <text:p text:style-name="P3">□ A sajtok eredetvédelme korunk legégetőbb problémája.<text:line-break/>□ A nyitottság, az innováció és a lehetőség a kulcsa az egészséges világháló fenntartásának.<text:line-break/>□ A dinoszauruszok klónozással történő feltámasztása segít visszaállítani az ökológiai egyensúlyt.</text:p>
      <text:p text:style-name="P9">Mi az a SeaMonkey?</text:p>
      <text:p text:style-name="P3">□ Egy vízalatti kommunikációs protokoll, amelyet a tengeralattjárókon használnak.<text:line-break/>□ Az internet „svájci bicskája”, amely beépítve tartalmaz böngészőt, levelezőt, weboldalszerkesztőt is.<text:line-break/>□ Egy internet oktatócsomag majmok számára.</text:p>
      <text:p text:style-name="P9">Mi az a Persona?</text:p>
      <text:p text:style-name="P3">□ Kizáróla<text:span text:style-name="T6">g</text:span> e-mail címet használó webes azonosítási rendszer.<text:line-break/>□ Tisztességtelen férfi.<text:line-break/>□ Az aura forrása, a belső energia.</text:p>
      <text:p text:style-name="P9">Kik vehetnek részt a szabad szoftverek fejlesztésében?</text:p>
      <text:p text:style-name="P3">□ Programozók, hiszen a szoftverek fejlesztéséhez kell a programozói tudás.<text:line-break/>□ Bárki más is, aki kedvet érez hozzá, hogy valamilyen módon segítse a közösséget (fordítás, programtesztelés, felhasználók segítése, népszerűsítés).</text:p>
      <text:p text:style-name="P9">Lehet-e PDF fájlt megnyitni a Firefox-szal?</text:p>
      <text:p text:style-name="P3">□ Nem, nem lehet.<text:line-break/>□ Lehet, de csak külső program telepítésével.<text:line-break/>□ A beépített pdf.js segítségével, vagy akár külső program telepítésével is.</text:p>
      <text:p text:style-name="P7">Milyen platformra vagy platformokra érhető el a Firefox mobil verziója?</text:p>
      <text:p text:style-name="P3">□ Symbian, iOS, Bada<text:line-break/>□ Android, Firefox OS<text:line-break/>□ BlackBerry, webOS</text:p>
      <text:p text:style-name="P8">Mi a Jetpack?</text:p>
      <text:p text:style-name="P3">□ Egy repülőgépes utazások tervezéséhez használható kiterjesztés.<text:line-break/>□ A Firefox új generációs kiterjesztéseihez szánt rendszer és fejlesztői környezet.<text:line-break/>□ A NASA kísérleti projektje a Firefox által használt technológiák (HTML5, CSS3, XUL, JavaScript) világűrben történő alkalmazására.</text:p>
      <text:p text:style-name="P9">Hány hetente jelenik meg új verzió a Firefoxból? </text:p>
      <text:p text:style-name="P3">□ 3 <text:line-break/>□ 6 <text:line-break/>□ 42</text:p>
      <text:p text:style-name="P8"><text:soft-page-break/>Mi a helyes eljárás, ha a Moz<text:span text:style-name="T5">i</text:span>lla, a LibreOffice, az Ubuntu vagy más nyílt forráskódú termékben hibát találok?</text:p>
      <text:p text:style-name="P4"><text:span text:style-name="T3">□ Megpróbálok kapcsolatba lépni a maffiával, ők úgyis mindent el tudnak intézni<text:line-break/>□ A </text:span><text:a xlink:type="simple" xlink:href="http://bug.openscope.org/"><text:span text:style-name="T3">http://bug.openscope.org/</text:span></text:a><text:span text:style-name="T3"> webhelyen megpróbálom megkeresni a hibát. Ha nem találom meg, akkor részletesen leírom, hogyan sikerült előidézni a problémát és – szükség esetén – megadom a hibát okozó dokumentumot vagy weboldalt.<text:line-break/>□ Szörnyű haragomban DVD-lemez áldozatot mutatok be teliholdkor és „Mozilla könyve” még nem publikus fejezeteiből idézeteket olvasok fel.</text:span></text:p>
      <text:p text:style-name="P9">Mi az OpenBadges?</text:p>
      <text:p text:style-name="P3">□ Nyílt forráskódú hibagyűjtő rendszer<text:line-break/>□ Egy mindenki számára alkalmazható, nyílt komponensekből megvalósított jelvénygyűjtő rendszer, amelyeken keresztül a képzést elvégző tanuló a „táskájába” teheti a kitűzőket és megjelenítheti számos más weblapon.</text:p>
      <text:p text:style-name="P9">Mi a Firefox OS? </text:p>
      <text:p text:style-name="Lehetőségek"><text:span text:style-name="T4">□ </text:span>A Mozilla mobiltelefon-platformja, amely kizárólag OpenWeb komponensekből (HTML5/CSS3/JavaScript/WebAPI/WebGL) építkezik. Kedvező árú szabványos és nyílt platform. <text:line-break/><text:span text:style-name="T4">□ </text:span>Az asztali Firefox böngésző következő verziója. <text:line-break/><text:span text:style-name="T4">□ </text:span>Az Apple és a Microsoft által közösen fejlesztett zárt mobiltelefon-rendszer. </text:p>
      <text:p text:style-name="P9">Honnan ez az idézet: </text:p>
      <text:p text:style-name="P9">„A Mammon ikrei hadakoztak. Hadakozásuk a világot új sötétségbe taszította, és a fenevad iszonyodott a sötétségtől. Ezért elkezdett gyorsan mozogni, a hatalma növekedett, majd folytatta és sokasodott. És a fenevadak tüzet és világosságot hoztak a sötétségbe.” </text:p>
      <text:p text:style-name="Lehetőségek"><text:span text:style-name="T4">□ </text:span>William Shakespeare: Antonius és Kleopátra <text:line-break/><text:span text:style-name="T4">□ </text:span>Mozilla Könyve, 15:1 (about:mozilla) <text:line-break/><text:span text:style-name="T4">□ </text:span>Szophoklész: Antigoné </text:p>
      <text:p text:style-name="P9">Mi az a kernel?</text:p>
      <text:p text:style-name="P3">□ Kern András nemrég megjelent, melankolikus hangulatú nagylemeze.<text:line-break/>□ Az operációs rendszer alapja, amely felelős a hardver erőforrásainak kezeléséért.<text:line-break/>□ Friss űrtechnikai fejlesztés, amely a billentyűzetet fogja leváltani hamarosan.</text:p>
      <text:p text:style-name="P12"/>
      <text:p text:style-name="P14"/>
      <text:p text:style-name="P11"/>
      <text:p text:style-name="P11"><text:span text:style-name="T8">Név:</text:span><text:tab/><text:tab/></text:p>
      <text:p text:style-name="P6"/>
      <text:p text:style-name="P6"><text:span text:style-name="T8">E-mail cím:</text:span><text:tab/><text:tab/></text:p>
      <text:p text:style-name="P17"><text:span text:style-name="T7"/></text:p>
      <text:p text:style-name="P17"><text:span text:style-name="T7">□ </text:span><text:span text:style-name="T9">Szeretnék kérni e-mailben több információt, és hasznos linkeket arról, hogy miképpen vehetek részt a szabad szoftverek fejlesztésében, tesztelésében, dokumentálásában, népszerűsítésében.</text:span></text:p>
      <text:p text:style-name="P5"/>
      <text:p text:style-name="P5">Honnan hallottál a szabad szoftverekről: <text:tab/></text:p>
      <text:p text:style-name="P5">Mióta használsz Firefoxot: <text:tab/></text:p>
      <text:p text:style-name="P5">Mióta használsz Thunderbirdöt: <text:tab/></text:p>
      <text:p text:style-name="P13">Mi a véleményed a Firefoxról és a Firefox androidos verziójáról?</text:p>
      <text:p text:style-name="Lehetőségek"><text:line-break/><text:line-break/></text:p>
      <text:p text:style-name="Kérdések">Melyik Mozilla projektben vennél részt szívesen?</text:p>
      <text:p text:style-name="Lehetőségek"><text:line-break/><text:line-break/></text:p>
      <text:p text:style-name="Kérdések">Milyen Mozilla termékeket és szolgáltatásokat használsz?</text:p>
      <text:p text:style-name="Lehetőségek"><text:line-break/><text:line-break/><text:line-break/></text:p>
      <text:p text:style-name="Kérdések">Honnan informálódsz a Mozillával kapcsolatos hírekről?</text:p>
      <text:p text:style-name="P3"><text:line-break/><text:line-break/><text:line-break/></text:p>
      <text:p text:style-name="P10">Ide rajzolhatsz valamit, ami a Mozillával kapcsolatos ;o) 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Linux Libertine G" svg:font-family="'Linux Libertine G'" style:font-pitch="variable"/>
    <style:font-face style:name="Magyar Linux Libertine G" svg:font-family="'Magyar Linux Libertine G'" style:font-adornments="Általáno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Általános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style:font-name="Magyar Linux Libertine G" style:font-size-asian="10.5pt" style:font-weight-asian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Lehetőségek" style:family="paragraph" style:parent-style-name="Standard" style:next-style-name="Kérdések" style:class="text" style:master-page-name="">
      <style:paragraph-properties fo:margin-left="2cm" fo:margin-right="0cm" fo:margin-top="0.203cm" fo:margin-bottom="0.305cm" style:contextual-spacing="false" fo:text-indent="0cm" style:auto-text-indent="false" style:page-number="auto">
        <style:tab-stops>
          <style:tab-stop style:position="4.001cm"/>
          <style:tab-stop style:position="7.999cm"/>
          <style:tab-stop style:position="12cm"/>
        </style:tab-stops>
      </style:paragraph-properties>
      <style:text-properties style:font-name="Liberation Sans" style:font-size-asian="10.5pt"/>
    </style:style>
    <style:style style:name="Kérdések" style:family="paragraph" style:parent-style-name="Standard" style:next-style-name="Lehetőségek" style:master-page-name="">
      <style:paragraph-properties fo:margin-left="0cm" fo:margin-right="0cm" fo:margin-top="0.152cm" fo:margin-bottom="0.051cm" style:contextual-spacing="false" fo:text-align="justify" style:justify-single-word="false" fo:keep-together="always" fo:text-indent="0cm" style:auto-text-indent="false" style:page-number="auto" fo:padding="0.4cm" fo:border-left="0.99pt solid #000000" fo:border-right="none" fo:border-top="none" fo:border-bottom="none" style:shadow="none" fo:keep-with-next="always">
        <style:tab-stops/>
      </style:paragraph-properties>
      <style:text-properties fo:font-variant="small-caps" style:font-name="DejaVu Sans" style:font-size-asian="10.5pt" style:font-weight-asian="normal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ulátoros" style:family="paragraph" style:parent-style-name="Standard">
      <style:paragraph-properties>
        <style:tab-stops>
          <style:tab-stop style:position="3cm"/>
          <style:tab-stop style:position="17cm" style:leader-style="dotted" style:leader-text="."/>
        </style:tab-stops>
      </style:paragraph-properties>
      <style:text-properties style:font-size-asian="10.5pt" style:font-weight-asian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9.032cm" style:type="right"/>
        </style:tab-stops>
      </style:paragraph-properties>
    </style:style>
    <style:style style:name="MT1" style:family="text">
      <style:text-properties style:text-underline-style="non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itle>Mozilla QUIZ</text:title><text:span text:style-name="MT1"><text:tab/><text:tab/></text:span>2013</text:p>
      </style:header>
      <style:footer>
        <text:p text:style-name="Footer"><text:tab/>[ <text:page-number text:select-page="current">4</text:page-number> | <text:page-count>4</text:page-count> 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mi </meta:initial-creator>
    <meta:creation-date>2011-03-26T15:13:16</meta:creation-date>
    <dc:date>2013-11-06T15:05:50</dc:date>
    <dc:creator>Kami </dc:creator>
    <meta:editing-duration>PT7H56M10S</meta:editing-duration>
    <meta:editing-cycles>174</meta:editing-cycles>
    <meta:generator>LibreOffice/4.0.4.2$Linux_x86 LibreOffice_project/400m0$Build-2</meta:generator>
    <dc:title>Mozilla QUIZ</dc:title>
    <meta:printed-by>kami </meta:printed-by>
    <meta:print-date>2011-07-13T12:19:27</meta:print-date>
    <meta:document-statistic meta:table-count="0" meta:image-count="0" meta:object-count="0" meta:page-count="4" meta:paragraph-count="62" meta:word-count="864" meta:character-count="6313" meta:non-whitespace-character-count="5467"/>
  </office:meta>
</office:document-meta>
</file>